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E5D000009BFF2BC29D4EEEAA0E4.tif" manifest:media-type="image/tiff"/>
  <manifest:file-entry manifest:full-path="Pictures/1000000000000DAB00000A3CE4963D4DBD482A55.tif" manifest:media-type="image/tiff"/>
  <manifest:file-entry manifest:full-path="Pictures/1000000000000DAB00000A3C853EE69C498B0418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2pt"/>
    </style:style>
    <style:style style:name="P3" style:family="paragraph">
      <loext:graphic-properties draw:fill="none" draw:fill-color="#ffffff"/>
      <style:text-properties fo:font-size="12pt"/>
    </style:style>
    <style:style style:name="P4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8.89cm" svg:height="7.306cm" svg:x="0.745cm" svg:y="0.822cm">
          <draw:image xlink:href="Pictures/1000000000000DAB00000A3C853EE69C498B0418.tif" xlink:type="simple" xlink:show="embed" xlink:actuate="onLoad" loext:mime-type="image/tiff">
            <text:p/>
          </draw:image>
        </draw:frame>
        <draw:frame draw:style-name="gr1" draw:text-style-name="P1" draw:layer="layout" svg:width="8.89cm" svg:height="7.315cm" svg:x="18.518cm" svg:y="0.813cm">
          <draw:image xlink:href="Pictures/1000000000000E5D000009BFF2BC29D4EEEAA0E4.tif" xlink:type="simple" xlink:show="embed" xlink:actuate="onLoad" loext:mime-type="image/tiff">
            <text:p/>
          </draw:image>
        </draw:frame>
        <draw:frame draw:style-name="gr1" draw:text-style-name="P1" draw:layer="layout" svg:width="8.89cm" svg:height="7.315cm" svg:x="9.582cm" svg:y="0.813cm">
          <draw:image xlink:href="Pictures/1000000000000DAB00000A3CE4963D4DBD482A55.tif" xlink:type="simple" xlink:show="embed" xlink:actuate="onLoad" loext:mime-type="image/tiff">
            <text:p/>
          </draw:image>
        </draw:frame>
        <draw:frame draw:style-name="gr2" draw:text-style-name="P3" draw:layer="layout" svg:width="1.778cm" svg:height="0.725cm" svg:x="1.524cm" svg:y="0.762cm">
          <draw:text-box>
            <text:p text:style-name="P2">A</text:p>
          </draw:text-box>
        </draw:frame>
        <draw:frame draw:style-name="gr2" draw:text-style-name="P3" draw:layer="layout" svg:width="1.778cm" svg:height="0.725cm" svg:x="19.304cm" svg:y="0.762cm">
          <draw:text-box>
            <text:p text:style-name="P2">C</text:p>
          </draw:text-box>
        </draw:frame>
        <draw:frame draw:style-name="gr2" draw:text-style-name="P3" draw:layer="layout" svg:width="1.778cm" svg:height="0.725cm" svg:x="10.414cm" svg:y="0.762cm">
          <draw:text-box>
            <text:p text:style-name="P2">B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3T21:34:18.671549644</meta:creation-date>
    <dc:date>2022-08-22T01:49:26.126997751</dc:date>
    <meta:editing-duration>PT14H8M31S</meta:editing-duration>
    <meta:editing-cycles>10</meta:editing-cycles>
    <meta:generator>LibreOffice/6.4.7.2$Linux_X86_64 LibreOffice_project/40$Build-2</meta:generator>
    <meta:document-statistic meta:object-count="29"/>
  </office:meta>
</office:document-meta>
</file>